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p text:style-name="Text_20_body"/>
      <text:p text:style-name="Text_20_body">Elara dejó atrás el puesto de Grendha, todavía con el aroma a especias y madera flotando en su ropa, y emprendió el camino hacia el rincón más antiguo del mercado, donde se encontraba el puesto de antigüedades. Llevaba en la mano un trozo grande de pan recién horneado, aún tibio, cuya corteza crujiente se resquebrajaba con cada paso. A medida que avanzaba entre los puestos, su mente revoloteaba entre dudas y certezas como una mariposa atrapada entre dos ventanas.</text:p>
      <text:p text:style-name="Text_20_body">Grendha, pensó, no era en absoluto la figura siniestra que su primera impresión había dibujado. Había en sus ojos una tristeza antigua, pero también una bondad silenciosa que no supo ver al principio. Tal vez —se dijo— no solo Grendha, sino también el joven ladrón, merecían otra mirada. Devolver el amuleto era un acto de valor, o al menos de lucidez. Quizá juzgar con premura era uno de sus errores más persistentes.</text:p>
      <text:p text:style-name="Text_20_body">Recordó entonces las palabras de Halven, el viejo sabio del Templo de la Lluvia: <text:span text:style-name="Emphasis">"Elara, incluso la verdad más evidente puede no ser lo que parece. El ojo ve lo que el corazón necesita."</text:span><text:line-break/>Y, por un instante, sintió el peso de esas palabras caer sobre ella con una fuerza suave pero ineludible.</text:p>
      <text:p text:style-name="Text_20_body">Sin embargo, su cuerpo comenzó a tensarse conforme se acercaba al puesto de Eldrihk, el anticuario. Era un rincón sombrío del mercado, donde las sombras parecían más densas, como si el tiempo allí transcurriera más lento. La mera idea de negociar con aquel hombre le provocaba una inquietud punzante. No lo conocía, pero su instinto lo rechazaba con una intensidad difícil de explicar.</text:p>
      <text:p text:style-name="Text_20_body">Una parte de ella quería girar en redondo y alejarse. La otra insistía en continuar, recordándole que necesitaba transporte hacia Rainy Valley. Pero cada paso se volvía más pesado que el anterior. El aire alrededor de la tienda se sentía más frío, como si algo invisible filtrara la luz.</text:p>
      <text:p text:style-name="Text_20_body">Fue entonces, en medio de esa tensión creciente, que la vio.</text:p>
      <text:p text:style-name="Text_20_body">Entre la multitud que iba y venía como una corriente viva de colores y voces, una figura pequeña emergió como si flotara sobre el caos. Era Omhistrine. Su cabello oscuro caía en mechones despeinados sobre la frente, y su vestido parecía aún más desgastado que antes, pero su rostro se iluminó al ver a Elara.</text:p>
      <text:p text:style-name="Text_20_body">La niña corrió hacia ella sin dudar, y se arrojó a sus brazos con la ternura de quien encuentra su hogar.</text:p>
      <text:p text:style-name="Text_20_body">—¿Adónde has estado? —preguntó Elara, con una sonrisa que le brotó sola, inesperada, casi infantil.</text:p>
      <text:p text:style-name="Text_20_body">—Te he estado buscando —respondió Omhistrine, con voz suave.</text:p>
      <text:p text:style-name="Text_20_body">Elara sintió cómo su pecho se aflojaba. El miedo se disipó, y la extrañeza que la rodeaba hasta hace un momento se convirtió en una cálida burbuja de calma. Partió el pan con las manos, cuidadosamente, y le ofreció la mitad a la niña, que lo aceptó con ojos grandes y agradecidos.</text:p>
      <text:p text:style-name="Text_20_body">Caminaron juntas entre los puestos, comiendo el pan con deleite, con migas pegadas en los dedos y una felicidad sencilla que parecía suspendida en el aire. Elara no recordaba la última vez que se había sentido así: liviana, segura, acompañada.<text:line-break/>Eran amigas. Las mejores amigas del mundo. Y por un instante, nada más existía.</text:p>
      <text:p text:style-name="Text_20_body"><text:soft-page-break/>La tarde, que momentos antes se cernía sobre ella como una sombra incierta, se volvió clara y dulce. El cielo se tiñó de un azul profundo, y la luz dorada del sol acariciaba los toldos del mercado como un recuerdo de la infancia.<text:line-break/>Todo parecía encajar, como si así debiera ser.</text:p>
      <text:p text:style-name="Text_20_body">Y sin embargo —muy dentro, muy hondo— algo susurraba que no todo era tan simple.</text:p>
      <text:p text:style-name="Text_20_body">Porque a veces, pensó Elara sin querer admitirlo del todo, el corazón desea tanto que algo sea verdad… que termina viéndolo aunque no lo sea.</text:p>
      <text:p text:style-name="Horizontal_20_Line"/>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5-11T10:06:36.296000000</meta:creation-date>
    <dc:date>2025-05-11T10:10:25.762000000</dc:date>
    <meta:editing-duration>PT3M49S</meta:editing-duration>
    <meta:editing-cycles>1</meta:editing-cycles>
    <meta:document-statistic meta:table-count="0" meta:image-count="0" meta:object-count="0" meta:page-count="2" meta:paragraph-count="15" meta:word-count="624" meta:character-count="3581" meta:non-whitespace-character-count="2972"/>
    <meta:generator>LibreOffice/7.3.5.2$Windows_X86_64 LibreOffice_project/184fe81b8c8c30d8b5082578aee2fed2ea847c01</meta:generator>
  </office:meta>
</office:document-meta>
</file>